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árrafodelista" style:master-page-name="MP0" style:list-style-name="LFO1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Párrafodelista" style:list-style-name="LFO1" style:family="paragraph"/>
    <style:style style:name="T4" style:parent-style-name="Fuentedepárrafopredeter." style:family="text">
      <style:text-properties fo:font-weight="bold" style:font-weight-asian="bold" style:font-weight-complex="bold"/>
    </style:style>
    <style:style style:name="P5" style:parent-style-name="Párrafodelista" style:list-style-name="LFO1" style:family="paragraph"/>
    <style:style style:name="T6" style:parent-style-name="Fuentedepárrafopredeter." style:family="text">
      <style:text-properties fo:font-weight="bold" style:font-weight-asian="bold" style:font-weight-complex="bold"/>
    </style:style>
    <style:style style:name="P7" style:parent-style-name="Párrafodelista" style:list-style-name="LFO1" style:family="paragraph"/>
    <style:style style:name="T8" style:parent-style-name="Fuentedepárrafopredeter." style:family="text">
      <style:text-properties fo:font-weight="bold" style:font-weight-asian="bold" style:font-weight-complex="bold"/>
    </style:style>
    <style:style style:name="P9" style:parent-style-name="Párrafodelista" style:list-style-name="LFO1" style:family="paragraph"/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Párrafodelista" style:list-style-name="LFO1" style:family="paragraph"/>
    <style:style style:name="T12" style:parent-style-name="Fuentedepárrafopredeter." style:family="text">
      <style:text-properties fo:font-weight="bold" style:font-weight-asian="bold" style:font-weight-complex="bold"/>
    </style:style>
    <style:style style:name="P13" style:parent-style-name="Párrafodelista" style:list-style-name="LFO1" style:family="paragraph"/>
    <style:style style:name="T14" style:parent-style-name="Fuentedepárrafopredeter." style:family="text">
      <style:text-properties fo:font-weight="bold" style:font-weight-asian="bold" style:font-weight-complex="bold"/>
    </style:style>
    <style:style style:name="P15" style:parent-style-name="Párrafodelista" style:list-style-name="LFO1" style:family="paragraph"/>
    <style:style style:name="T16" style:parent-style-name="Fuentedepárrafopredeter." style:family="text">
      <style:text-properties fo:font-weight="bold" style:font-weight-asian="bold" style:font-weight-complex="bold"/>
    </style:style>
    <style:style style:name="P17" style:parent-style-name="Párrafodelista" style:list-style-name="LFO1" style:family="paragraph"/>
    <style:style style:name="T18" style:parent-style-name="Fuentedepárrafopredeter." style:family="text">
      <style:text-properties fo:font-weight="bold" style:font-weight-asian="bold" style:font-weight-complex="bold"/>
    </style:style>
    <style:style style:name="P19" style:parent-style-name="Párrafodelista" style:list-style-name="LFO1" style:family="paragraph"/>
    <style:style style:name="T20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list text:style-name="LFO1" text:continue-numbering="true">
        <text:list-item>
          <text:p text:style-name="P1">Registrar la entrada y salida de mercancías en un almacén.<text:s/><text:span text:style-name="T2">ERP</text:span></text:p>
        </text:list-item>
        <text:list-item>
          <text:p text:style-name="P3">Guardar el historial de compras de un cliente.<text:s/><text:span text:style-name="T4">CRM</text:span></text:p>
        </text:list-item>
        <text:list-item>
          <text:p text:style-name="P5">Preparar las nóminas de los empleados.<text:s/><text:span text:style-name="T6">ERP</text:span></text:p>
        </text:list-item>
        <text:list-item>
          <text:p text:style-name="P7">Atender una queja de un cliente por un producto defectuoso.<text:s/><text:span text:style-name="T8">CRM</text:span></text:p>
        </text:list-item>
        <text:list-item>
          <text:p text:style-name="P9">Hacer un presupuesto para un cliente potencial.<text:s/><text:span text:style-name="T10">CRM</text:span></text:p>
        </text:list-item>
        <text:list-item>
          <text:p text:style-name="P11">Controlar el stock de materias primas para producción.<text:s/><text:span text:style-name="T12">ERP</text:span><text:s/></text:p>
        </text:list-item>
        <text:list-item>
          <text:p text:style-name="P13">Analizar qué productos se venden más en una tienda online.<text:s/><text:span text:style-name="T14">BI</text:span><text:s/></text:p>
        </text:list-item>
        <text:list-item>
          <text:p text:style-name="P15">Gestionar la periodicidad y condiciones de entrega con un proveedor de materias primas.<text:s/><text:span text:style-name="T16">SRM</text:span></text:p>
        </text:list-item>
        <text:list-item>
          <text:p text:style-name="P17">Detectar qué región del país concentra la mayor parte de las ventas.<text:s/><text:s/><text:span text:style-name="T18">BI</text:span></text:p>
        </text:list-item>
        <text:list-item>
          <text:p text:style-name="P19">Coordinar con un proveedor la entrega diaria de productos frescos.<text:s/><text:span text:style-name="T20">SRM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umno</meta:initial-creator>
    <dc:creator>alumno</dc:creator>
    <meta:creation-date>2025-09-25T08:39:00Z</meta:creation-date>
    <dc:date>2025-09-25T08:48:00Z</dc:date>
    <meta:template xlink:href="Normal.dotm" xlink:type="simple"/>
    <meta:editing-cycles>1</meta:editing-cycles>
    <meta:editing-duration>PT540S</meta:editing-duration>
    <meta:document-statistic meta:page-count="1" meta:paragraph-count="1" meta:word-count="97" meta:character-count="631" meta:row-count="4" meta:non-whitespace-character-count="535"/>
  </office:meta>
</office:document-meta>
</file>